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5">
      <style:paragraph-properties fo:margin-left="1.251cm" fo:margin-right="0cm" fo:text-indent="0cm" style:auto-text-indent="false"/>
    </style:style>
    <style:style style:name="P11" style:family="paragraph" style:parent-style-name="Text_20_body" style:list-style-name="L6">
      <style:paragraph-properties fo:margin-left="1.251cm" fo:margin-right="0cm" fo:text-indent="0cm" style:auto-text-indent="false"/>
    </style:style>
    <style:style style:name="P12" style:family="paragraph" style:parent-style-name="Text_20_body" style:list-style-name="L7">
      <style:paragraph-properties fo:margin-left="1.251cm" fo:margin-right="0cm" fo:text-indent="0cm" style:auto-text-indent="false"/>
    </style:style>
    <style:style style:name="P13"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cification : données spectrales</text:h>
      <text:h text:style-name="Heading_20_2" text:outline-level="2">Description du format</text:h>
      <text:p text:style-name="Text_20_body">Une grande majorité des données en entrée de Virtuelium proviennent de données spectrales. Ces données sont stockées dans des fichiers XML. Ce document ne traitera pas du format XML en lui même mais présentera la structure XML des différents fichiers d'entrée.</text:p>
      <text:p text:style-name="Text_20_body">Ces fichiers sont organisés simplement : une balise racine contient les entrées pour chaque longueur d'onde définie auquel sont associées des paramètres. On obtient donc des fichiers du genre :</text:p>
      <text:p text:style-name="Preformatted_20_Text">&lt;racine&gt;<text:line-break/>&lt;entry wavelength="XXXX" parametre1="XXXX" parametre2="XXXX" ... /&gt;<text:line-break/>&lt;entry wavelength="XXXX" parametre1="XXXX" parametre2="XXXX" ... /&gt;<text:line-break/>&lt;entry wavelength="XXXX" parametre1="XXXX" parametre2="XXXX" ... /&gt;<text:line-break/>...<text:line-break/>&lt;entry wavelength="XXXX" parametre1="XXXX" parametre2="XXXX" ... /&gt;<text:line-break/>&lt;entry wavelength="XXXX" parametre1="XXXX" parametre2="XXXX" ... /&gt;<text:line-break/>&lt;/racine&gt;</text:p>
      <text:h text:style-name="Heading_20_3" text:outline-level="3">Domaines de calcul</text:h>
      <text:p text:style-name="Text_20_body">Le domaine de calcul définie le découpage en bande spectrale du domaine des ondes électromagnétique.</text:p>
      <text:list text:style-name="L10">
        <text:list-item>
          <text:p text:style-name="P9">Racine : 'wavelengths'</text:p>
        </text:list-item>
        <text:list-item>
          <text:p text:style-name="P9">Paramètres : aucun</text:p>
        </text:list-item>
      </text:list>
      <text:h text:style-name="Heading_20_3" text:outline-level="3">Observateur colorimétrique</text:h>
      <text:p text:style-name="Text_20_body">L'observateur colorimétrique est une base de fonction colorimétrique XYZ, sur laquelle sont projetés les spectres lumineux calculés par Virtuelium dans le but de construire un tristimulus.</text:p>
      <text:list text:style-name="L10">
        <text:list-item>
          <text:p text:style-name="P9">Racine : 'observer'</text:p>
        </text:list-item>
        <text:list-item>
          <text:p text:style-name="P9">Paramètres :</text:p>
          <text:list>
            <text:list-item>
              <text:p text:style-name="P9">'x' : la valeur de la fonction X pour cette longueur d'onde</text:p>
            </text:list-item>
            <text:list-item>
              <text:p text:style-name="P9">'y' : la valeur de la fonction Y pour cette longueur d'onde</text:p>
            </text:list-item>
            <text:list-item>
              <text:p text:style-name="P9">'z' : la valeur de la fonction Z pour cette longueur d'onde</text:p>
            </text:list-item>
          </text:list>
        </text:list-item>
      </text:list>
      <text:h text:style-name="Heading_20_3" text:outline-level="3">Illuminants</text:h>
      <text:p text:style-name="Text_20_body">Les illuminants décrivent le spectre d'émission d'une source lumineuse.</text:p>
      <text:list text:style-name="L10">
        <text:list-item>
          <text:p text:style-name="P9">Racine : 'illuminant'</text:p>
        </text:list-item>
        <text:list-item>
          <text:p text:style-name="P9">Paramètres :</text:p>
          <text:list>
            <text:list-item>
              <text:p text:style-name="P9">'value' : énergie lumineuse pour cette longueur d'onde</text:p>
            </text:list-item>
          </text:list>
        </text:list-item>
      </text:list>
      <text:h text:style-name="Heading_20_3" text:outline-level="3">Matériaux spectraux</text:h>
      <text:p text:style-name="Text_20_body">Les matériaux spectraux sont définis par un spectre de réflectance.</text:p>
      <text:list text:style-name="L10">
        <text:list-item>
          <text:p text:style-name="P9"><text:soft-page-break/>Racine : 'material' avec l'option 'type="Spectral"'</text:p>
        </text:list-item>
        <text:list-item>
          <text:p text:style-name="P9">Paramètres :</text:p>
          <text:list>
            <text:list-item>
              <text:p text:style-name="P9">'value' : valeur de la reflectance pour cette longueur d'onde</text:p>
            </text:list-item>
          </text:list>
        </text:list-item>
      </text:list>
      <text:h text:style-name="Heading_20_3" text:outline-level="3">Matériaux diélectriques</text:h>
      <text:p text:style-name="Text_20_body">Les matériaux diélectriques et métalliques sont définis par leurs indice de réfraction complexe.</text:p>
      <text:list text:style-name="L10">
        <text:list-item>
          <text:p text:style-name="P9">Racine : 'material' avec l'option 'type="Dielectric"'</text:p>
        </text:list-item>
        <text:list-item>
          <text:p text:style-name="P9">Paramètres :</text:p>
          <text:list>
            <text:list-item>
              <text:p text:style-name="P9">'n' : partie réelle de l'indice de réfraction pour cette longueur d'onde.</text:p>
            </text:list-item>
            <text:list-item>
              <text:p text:style-name="P9">'k' : partie imaginaire de l'indice de réfraction pour cette longueur d'onde (<draw:frame draw:style-name="fr1" draw:name="Objet1" text:anchor-type="as-char" svg:width="1.69cm" svg:height="0.504cm" draw:z-index="0"><draw:object xlink:href="./Object 1" xlink:type="simple" xlink:show="embed" xlink:actuate="onLoad"/><draw:image xlink:href="./ObjectReplacements/Object 1" xlink:type="simple" xlink:show="embed" xlink:actuate="onLoad"/></draw:frame>).</text:p>
            </text:list-item>
            <text:list-item>
              <text:p text:style-name="P9">'kappa' : partie imaginaire de l'indice de réfraction pour cette longueur d'onde<text:line-break/>(<draw:frame draw:style-name="fr1" draw:name="Objet2" text:anchor-type="as-char" svg:width="2.353cm" svg:height="0.51cm" draw:z-index="1"><draw:object xlink:href="./Object 2" xlink:type="simple" xlink:show="embed" xlink:actuate="onLoad"/><draw:image xlink:href="./ObjectReplacements/Object 2" xlink:type="simple" xlink:show="embed" xlink:actuate="onLoad"/></draw:frame>).</text:p>
            </text:list-item>
          </text:list>
        </text:list-item>
      </text:list>
      <text:h text:style-name="Heading_20_3" text:outline-level="3">Matériaux à base de pigments</text:h>
      <text:p text:style-name="Text_20_body">Les matériaux à base de pigments sont définis par les paramètres de diffusion et d'absorption de la théorie de Kubelka et Munk.</text:p>
      <text:list text:style-name="L10">
        <text:list-item>
          <text:p text:style-name="P9">Racine : 'material' avec l'option 'type="Pigment"'</text:p>
        </text:list-item>
        <text:list-item>
          <text:p text:style-name="P9">Paramètres :</text:p>
          <text:list>
            <text:list-item>
              <text:p text:style-name="P9">'k' : coefficient d'absorption pour cette longueur d'onde</text:p>
            </text:list-item>
            <text:list-item>
              <text:p text:style-name="P9">'s' : coefficient de diffusion pour cette longueur d'onde</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reewi</meta:initial-creator>
    <meta:creation-date>2009-03-03T12:51:11</meta:creation-date>
    <dc:creator>Greewi</dc:creator>
    <dc:date>2009-03-30T15:45:47</dc:date>
    <meta:editing-cycles>154</meta:editing-cycles>
    <meta:editing-duration>P1DT4H21M56S</meta:editing-duration>
    <meta:user-defined meta:name="Info 1"/>
    <meta:user-defined meta:name="Info 2"/>
    <meta:user-defined meta:name="Info 3"/>
    <meta:user-defined meta:name="Info 4"/>
    <meta:document-statistic meta:table-count="0" meta:image-count="0" meta:object-count="2" meta:page-count="2" meta:paragraph-count="39" meta:word-count="350" meta:character-count="2583"/>
  </office:meta>
</office:document-meta>
</file>

<file path=Object 1/content.xml><?xml version="1.0" encoding="utf-8"?>
<!DOCTYPE math  PUBLIC '-//OpenOffice.org//DTD Modified W3C MathML 1.01//EN'  'math.dtd'>
<math:math xmlns:math="http://www.w3.org/1998/Math/MathML">
  <math:semantics>
    <math:mrow>
      <math:mover math:accent="true">
        <math:mi>n</math:mi>
        <math:mo math:stretchy="false">ˆ</math:mo>
      </math:mover>
      <math:mo math:stretchy="false">=</math:mo>
      <math:mrow>
        <math:mi>n</math:mi>
        <math:mo math:stretchy="false">+</math:mo>
        <math:mi math:fontstyle="italic">ik</math:mi>
      </math:mrow>
    </math:mrow>
    <math:annotation math:encoding="StarMath 5.0">hat n = n + ik</math:annotation>
  </math:semantics>
</math:math>
</file>

<file path=Object 2/content.xml><?xml version="1.0" encoding="utf-8"?>
<!DOCTYPE math  PUBLIC '-//OpenOffice.org//DTD Modified W3C MathML 1.01//EN'  'math.dtd'>
<math:math xmlns:math="http://www.w3.org/1998/Math/MathML">
  <math:semantics>
    <math:mrow>
      <math:mrow>
        <math:mover math:accent="true">
          <math:mi>n</math:mi>
          <math:mo math:stretchy="false">ˆ</math:mo>
        </math:mover>
        <math:mo math:stretchy="false">=</math:mo>
        <math:mi>n</math:mi>
      </math:mrow>
      <math:mrow>
        <math:mo math:stretchy="false">(</math:mo>
        <math:mrow>
          <math:mrow>
            <math:mn>1</math:mn>
            <math:mo math:stretchy="false">+</math:mo>
            <math:mi>i</math:mi>
          </math:mrow>
          <math:mo math:stretchy="false">κ</math:mo>
        </math:mrow>
        <math:mo math:stretchy="false">)</math:mo>
      </math:mrow>
    </math:mrow>
    <math:annotation math:encoding="StarMath 5.0">hat n = n(1 + i%kappa)</math:annotation>
  </math:semantics>
</math:math>
</file>